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abae7" officeooo:paragraph-rsid="001abae7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d465f" officeooo:paragraph-rsid="001d465f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adbfc" officeooo:paragraph-rsid="001adbf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57c5" officeooo:paragraph-rsid="001b57c5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b7b09" officeooo:paragraph-rsid="001b7b09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337436" officeooo:paragraph-rsid="00337436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3386e0" officeooo:paragraph-rsid="003386e0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3c2561" officeooo:paragraph-rsid="003c2561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44f962" officeooo:paragraph-rsid="0044f962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4b173d" officeooo:paragraph-rsid="004b173d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4cbdaf" officeooo:paragraph-rsid="004cbdaf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4dbdce" officeooo:paragraph-rsid="004dbdce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4fa800" officeooo:paragraph-rsid="004fa800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4fd9a4" officeooo:paragraph-rsid="004fd9a4" style:font-weight-asian="normal" style:font-weight-complex="normal"/>
    </style:style>
    <style:style style:name="P18" style:family="paragraph" style:parent-style-name="Standard">
      <style:text-properties officeooo:paragraph-rsid="002181f0"/>
    </style:style>
    <style:style style:name="P19" style:family="paragraph" style:parent-style-name="Standard">
      <style:paragraph-properties fo:text-align="center" style:justify-single-word="false"/>
      <style:text-properties officeooo:paragraph-rsid="002181f0"/>
    </style:style>
    <style:style style:name="P20" style:family="paragraph" style:parent-style-name="Standard" style:list-style-name="L1">
      <style:text-properties officeooo:rsid="002ea5a7" officeooo:paragraph-rsid="002ea5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81f0" style:font-weight-asian="bold" style:font-weight-complex="bold"/>
    </style:style>
    <style:style style:name="T3" style:family="text">
      <style:text-properties fo:font-weight="bold" officeooo:rsid="0025477e" style:font-weight-asian="bold" style:font-weight-complex="bold"/>
    </style:style>
    <style:style style:name="T4" style:family="text">
      <style:text-properties officeooo:rsid="00175c86"/>
    </style:style>
    <style:style style:name="T5" style:family="text">
      <style:text-properties officeooo:rsid="00179dc6"/>
    </style:style>
    <style:style style:name="T6" style:family="text">
      <style:text-properties officeooo:rsid="0018eaec"/>
    </style:style>
    <style:style style:name="T7" style:family="text">
      <style:text-properties officeooo:rsid="001adbfc"/>
    </style:style>
    <style:style style:name="T8" style:family="text">
      <style:text-properties officeooo:rsid="001ef300"/>
    </style:style>
    <style:style style:name="T9" style:family="text">
      <style:text-properties fo:font-size="17pt" fo:font-weight="bold" officeooo:rsid="002181f0" style:font-size-asian="17pt" style:font-weight-asian="bold" style:font-size-complex="17pt" style:font-weight-complex="bold"/>
    </style:style>
    <style:style style:name="T10" style:family="text">
      <style:text-properties officeooo:rsid="00273dc3"/>
    </style:style>
    <style:style style:name="T11" style:family="text">
      <style:text-properties officeooo:rsid="002867bc"/>
    </style:style>
    <style:style style:name="T12" style:family="text">
      <style:text-properties officeooo:rsid="0028e6a8"/>
    </style:style>
    <style:style style:name="T13" style:family="text">
      <style:text-properties officeooo:rsid="002acd6e"/>
    </style:style>
    <style:style style:name="T14" style:family="text">
      <style:text-properties officeooo:rsid="002ae039"/>
    </style:style>
    <style:style style:name="T15" style:family="text">
      <style:text-properties officeooo:rsid="002ec543"/>
    </style:style>
    <style:style style:name="T16" style:family="text">
      <style:text-properties officeooo:rsid="002ff018"/>
    </style:style>
    <style:style style:name="T17" style:family="text">
      <style:text-properties officeooo:rsid="003335d0"/>
    </style:style>
    <style:style style:name="T18" style:family="text">
      <style:text-properties officeooo:rsid="003502cb"/>
    </style:style>
    <style:style style:name="T19" style:family="text">
      <style:text-properties officeooo:rsid="0036daa2"/>
    </style:style>
    <style:style style:name="T20" style:family="text">
      <style:text-properties officeooo:rsid="003851e7"/>
    </style:style>
    <style:style style:name="T21" style:family="text">
      <style:text-properties officeooo:rsid="0038527b"/>
    </style:style>
    <style:style style:name="T22" style:family="text">
      <style:text-properties officeooo:rsid="0039a0b0"/>
    </style:style>
    <style:style style:name="T23" style:family="text">
      <style:text-properties officeooo:rsid="003a39f9"/>
    </style:style>
    <style:style style:name="T24" style:family="text">
      <style:text-properties officeooo:rsid="003cdc5c"/>
    </style:style>
    <style:style style:name="T25" style:family="text">
      <style:text-properties officeooo:rsid="00405a7b"/>
    </style:style>
    <style:style style:name="T26" style:family="text">
      <style:text-properties officeooo:rsid="00406045"/>
    </style:style>
    <style:style style:name="T27" style:family="text">
      <style:text-properties officeooo:rsid="0042958d"/>
    </style:style>
    <style:style style:name="T28" style:family="text">
      <style:text-properties officeooo:rsid="00434862"/>
    </style:style>
    <style:style style:name="T29" style:family="text">
      <style:text-properties officeooo:rsid="00449285"/>
    </style:style>
    <style:style style:name="T30" style:family="text">
      <style:text-properties officeooo:rsid="0044f962"/>
    </style:style>
    <style:style style:name="T31" style:family="text">
      <style:text-properties officeooo:rsid="0044ffec"/>
    </style:style>
    <style:style style:name="T32" style:family="text">
      <style:text-properties officeooo:rsid="00494c47"/>
    </style:style>
    <style:style style:name="T33" style:family="text">
      <style:text-properties officeooo:rsid="004c4fc4"/>
    </style:style>
    <style:style style:name="T34" style:family="text">
      <style:text-properties officeooo:rsid="0050fef7"/>
    </style:style>
    <style:style style:name="T35" style:family="text">
      <style:text-properties officeooo:rsid="0052b5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9">BLOCKCHAIN NETWORKS- BUSINESS APPS &amp; SECURITY</text:span></text:p>
      <text:p text:style-name="P19"><text:span text:style-name="T2"/></text:p>
      <text:p text:style-name="P18"><text:span text:style-name="T1">BLOCKCHAIN </text:span><text:span text:style-name="T3">NETWORKS</text:span><text:span text:style-name="T1"> QUIZ - DAY 1:</text:span></text:p>
      <text:p text:style-name="Standard"/>
      <text:list xml:id="list3613574778" text:style-name="L1">
        <text:list-item>
          <text:p text:style-name="P2">What is a <text:span text:style-name="T10">B</text:span>lockchain? Select <text:span text:style-name="T4">appropriate</text:span> <text:span text:style-name="T11">answer</text:span></text:p>
          <text:list>
            <text:list-item>
              <text:p text:style-name="P2">A <text:span text:style-name="T12">D</text:span>istributed <text:span text:style-name="T12">L</text:span>edger on a peer to peer network</text:p>
            </text:list-item>
            <text:list-item>
              <text:p text:style-name="P2">A type of <text:span text:style-name="T13">C</text:span>ryptocurrency</text:p>
            </text:list-item>
            <text:list-item>
              <text:p text:style-name="P2">A <text:span text:style-name="T13">Stock E</text:span>xchange</text:p>
            </text:list-item>
            <text:list-item>
              <text:p text:style-name="P2">A <text:span text:style-name="T14">C</text:span>entralized <text:span text:style-name="T14">L</text:span>edger <text:line-break/>Ans: Ans: 1, A distributed ledger on a peer to peer network</text:p>
            </text:list-item>
          </text:list>
        </text:list-item>
      </text:list>
      <text:p text:style-name="Standard"/>
      <text:list xml:id="list1937349894870" text:continue-numbering="true" text:style-name="L1">
        <text:list-item>
          <text:p text:style-name="P2">What <text:span text:style-name="T15">do you mean by </text:span>P2P?</text:p>
          <text:list>
            <text:list-item>
              <text:p text:style-name="P2">Point to Point</text:p>
            </text:list-item>
            <text:list-item>
              <text:p text:style-name="P2">Peer to Peer</text:p>
            </text:list-item>
            <text:list-item>
              <text:p text:style-name="P2">Product to Product</text:p>
            </text:list-item>
            <text:list-item>
              <text:p text:style-name="P20">Passive and Private</text:p>
              <text:p text:style-name="P2">Ans: 2, Peer to Peer <text:s text:c="2"/></text:p>
              <text:p text:style-name="P2"/>
            </text:list-item>
          </text:list>
        </text:list-item>
        <text:list-item>
          <text:p text:style-name="P3">What is a Node?</text:p>
          <text:list>
            <text:list-item>
              <text:p text:style-name="P3">A type of <text:span text:style-name="T16">C</text:span>ryptocurrency</text:p>
            </text:list-item>
            <text:list-item>
              <text:p text:style-name="P9">Edge Server </text:p>
            </text:list-item>
            <text:list-item>
              <text:p text:style-name="P3">A <text:span text:style-name="T17">C</text:span>omputer on a Blockchain <text:span text:style-name="T17">N</text:span>etwork</text:p>
            </text:list-item>
            <text:list-item>
              <text:p text:style-name="P10">SDN Server</text:p>
              <text:p text:style-name="P3">Ans: 3, <text:s/>A computer on a Blockchain network</text:p>
              <text:p text:style-name="P3"/>
            </text:list-item>
          </text:list>
        </text:list-item>
        <text:list-item>
          <text:p text:style-name="P3">Who created Bitcoin?</text:p>
          <text:list>
            <text:list-item>
              <text:p text:style-name="P3">Satoshi Nakamoto</text:p>
            </text:list-item>
            <text:list-item>
              <text:p text:style-name="P3">John McCarthy</text:p>
            </text:list-item>
            <text:list-item>
              <text:p text:style-name="P3">John Mc<text:span text:style-name="T5">A</text:span>fee</text:p>
            </text:list-item>
            <text:list-item>
              <text:p text:style-name="P3">Brian Behlendorf</text:p>
              <text:p text:style-name="P3"><text:s/>Ans: 1, Satoshi Nakamoto</text:p>
            </text:list-item>
          </text:list>
        </text:list-item>
      </text:list>
      <text:p text:style-name="P1"/>
      <text:list xml:id="list1936980294381" text:continue-numbering="true" text:style-name="L1">
        <text:list-item>
          <text:p text:style-name="P3">Whic<text:span text:style-name="T18">h</text:span> is used to store <text:span text:style-name="T6">C</text:span>ryptocurrency <text:span text:style-name="T6">or Bitcoin</text:span>?</text:p>
          <text:list>
            <text:list-item>
              <text:p text:style-name="P3">Bank Account</text:p>
            </text:list-item>
            <text:list-item>
              <text:p text:style-name="P3"><text:span text:style-name="T19">Crypto </text:span>Wallet</text:p>
            </text:list-item>
            <text:list-item>
              <text:p text:style-name="P3"><text:span text:style-name="T20">Digital Waller</text:span> </text:p>
            </text:list-item>
            <text:list-item>
              <text:p text:style-name="P4">Oracle Database</text:p>
              <text:p text:style-name="P3">Ans: 2, <text:span text:style-name="T21">Crypto </text:span>Wallet</text:p>
              <text:p text:style-name="P3"/>
            </text:list-item>
          </text:list>
        </text:list-item>
        <text:list-item>
          <text:p text:style-name="P3">What is Blockchain Mining?</text:p>
          <text:list>
            <text:list-item>
              <text:p text:style-name="P3">A type of <text:span text:style-name="T22">B</text:span>lockchain</text:p>
            </text:list-item>
            <text:list-item>
              <text:p text:style-name="P3">An <text:span text:style-name="T23">A</text:span>lgorithm that predicts <text:span text:style-name="T23">Proof Of Stake</text:span></text:p>
            </text:list-item>
            <text:list-item>
              <text:p text:style-name="P11">Dapper Waller Algorithm</text:p>
            </text:list-item>
            <text:list-item>
              <text:p text:style-name="P3">Computers that validate and process <text:span text:style-name="T24">B</text:span>lockchain <text:span text:style-name="T24">T</text:span>ransactions</text:p>
              <text:p text:style-name="P3">Ans: 4, Computers that validate and process blockchain transactions <text:s text:c="2"/><text:tab/><text:tab/></text:p>
              <text:p text:style-name="P3"/>
            </text:list-item>
          </text:list>
        </text:list-item>
        <text:list-item>
          <text:p text:style-name="P3">Where can <text:span text:style-name="T25">Traders</text:span> buy <text:span text:style-name="T25">C</text:span>ryptocurrency?</text:p>
          <text:list>
            <text:list-item>
              <text:p text:style-name="P3">A <text:span text:style-name="T25">P</text:span>rivate <text:span text:style-name="T25">T</text:span>ransaction</text:p>
            </text:list-item>
            <text:list-item>
              <text:p text:style-name="P3"><text:span text:style-name="T26">A Crypto </text:span><text:span text:style-name="T25">E</text:span>xchange</text:p>
            </text:list-item>
            <text:list-item>
              <text:p text:style-name="P3">A Bitcoin ATM</text:p>
            </text:list-item>
            <text:list-item>
              <text:p text:style-name="P3">All of the above<text:tab/><text:tab/></text:p>
              <text:p text:style-name="P3">Ans: 4, All Of The Above</text:p>
            </text:list-item>
          </text:list>
        </text:list-item>
      </text:list>
      <text:p text:style-name="P1"><text:soft-page-break/></text:p>
      <text:list xml:id="list1936808505115" text:continue-numbering="true" text:style-name="L1">
        <text:list-item>
          <text:p text:style-name="P3">What is a dApp?</text:p>
          <text:list>
            <text:list-item>
              <text:p text:style-name="P3">A type of Cryptocurrency</text:p>
            </text:list-item>
            <text:list-item>
              <text:p text:style-name="P3">A <text:span text:style-name="T27">Consensus Pattern </text:span></text:p>
            </text:list-item>
            <text:list-item>
              <text:p text:style-name="P3">A type of <text:span text:style-name="T28">B</text:span>lockchain</text:p>
            </text:list-item>
            <text:list-item>
              <text:p text:style-name="P3">A <text:span text:style-name="T28">D</text:span>ecentralized <text:span text:style-name="T28">A</text:span>pplication <text:span text:style-name="T28">using Blockchain Network</text:span></text:p>
              <text:p text:style-name="P3">Ans: 4, A decentralized application</text:p>
              <text:p text:style-name="P3"/>
            </text:list-item>
          </text:list>
        </text:list-item>
        <text:list-item>
          <text:p text:style-name="P3">What is the purpose of a <text:span text:style-name="T29">N</text:span>once?</text:p>
          <text:list>
            <text:list-item>
              <text:p text:style-name="P12">Energy Efficiency </text:p>
            </text:list-item>
            <text:list-item>
              <text:p text:style-name="P3">A <text:span text:style-name="T30">Hash</text:span> <text:span text:style-name="T30">F</text:span>unction</text:p>
            </text:list-item>
            <text:list-item>
              <text:p text:style-name="P3">Prevents <text:span text:style-name="T30">D</text:span>ouble <text:span text:style-name="T30">S</text:span>pending</text:p>
            </text:list-item>
            <text:list-item>
              <text:p text:style-name="P3">Sends <text:span text:style-name="T31">Information from Edge Device to Edge Server</text:span></text:p>
              <text:p text:style-name="P3">Ans: Prevents double spending</text:p>
              <text:p text:style-name="P3"/>
            </text:list-item>
          </text:list>
        </text:list-item>
        <text:list-item>
          <text:p text:style-name="P3">What is <text:span text:style-name="T32">C</text:span>old <text:span text:style-name="T32">S</text:span>torage?</text:p>
          <text:list>
            <text:list-item>
              <text:p text:style-name="P13">In-Memory Storage</text:p>
            </text:list-item>
            <text:list-item>
              <text:p text:style-name="P3">A <text:span text:style-name="T33">P</text:span>rivate <text:span text:style-name="T33">K</text:span>ey connected to the Internet</text:p>
            </text:list-item>
            <text:list-item>
              <text:p text:style-name="P3">A <text:span text:style-name="T33">P</text:span>rivate <text:span text:style-name="T33">K</text:span>ey not connected to the Internet</text:p>
            </text:list-item>
            <text:list-item>
              <text:p text:style-name="P3">A <text:span text:style-name="T33">Crypto</text:span> wallet</text:p>
              <text:p text:style-name="P3">Ans: 1, A private key not connected to the Internet</text:p>
              <text:p text:style-name="P3"/>
            </text:list-item>
          </text:list>
        </text:list-item>
        <text:list-item>
          <text:p text:style-name="P3">What powers the Ethereum Virtual Machine?</text:p>
          <text:list>
            <text:list-item>
              <text:p text:style-name="P3">Gas</text:p>
            </text:list-item>
            <text:list-item>
              <text:p text:style-name="P14">Tokens</text:p>
            </text:list-item>
            <text:list-item>
              <text:p text:style-name="P3">Bitcoin</text:p>
            </text:list-item>
            <text:list-item>
              <text:p text:style-name="P15">IOTA</text:p>
              <text:p text:style-name="P3">Ans: 1, Gas<text:tab/></text:p>
              <text:p text:style-name="P3"/>
            </text:list-item>
          </text:list>
        </text:list-item>
        <text:list-item>
          <text:p text:style-name="P3">What is Proof of Stake?</text:p>
          <text:list>
            <text:list-item>
              <text:p text:style-name="P16">Amount of Energy used in solving Puzzles</text:p>
            </text:list-item>
            <text:list-item>
              <text:p text:style-name="P17">Hashing Algorithm</text:p>
            </text:list-item>
            <text:list-item>
              <text:p text:style-name="P3">How <text:span text:style-name="T34">P</text:span>rivate <text:span text:style-name="T34">K</text:span>eys are made</text:p>
            </text:list-item>
            <text:list-item>
              <text:p text:style-name="P3">A <text:span text:style-name="T34">T</text:span>ransaction and block <text:span text:style-name="T34">V</text:span>erification <text:span text:style-name="T34">P</text:span>rotocol</text:p>
              <text:p text:style-name="P3">Ans: 4, A transaction and block verification protocol </text:p>
              <text:p text:style-name="P3"/>
            </text:list-item>
          </text:list>
        </text:list-item>
        <text:list-item>
          <text:p text:style-name="P3">What is GHOST?</text:p>
          <text:list>
            <text:list-item>
              <text:p text:style-name="P3">A Protocol</text:p>
            </text:list-item>
            <text:list-item>
              <text:p text:style-name="P3">Cryptocurrency</text:p>
            </text:list-item>
            <text:list-item>
              <text:p text:style-name="P3">Tokens</text:p>
            </text:list-item>
            <text:list-item>
              <text:p text:style-name="P3">IOTA Protocol</text:p>
              <text:p text:style-name="P3">Ans: 4, IOTA Protocol</text:p>
              <text:p text:style-name="P3"/>
            </text:list-item>
          </text:list>
        </text:list-item>
        <text:list-item>
          <text:p text:style-name="P3">Which Browser Add-Ons is used <text:span text:style-name="T35">to connect different Blockchain Networks</text:span>?</text:p>
          <text:list>
            <text:list-item>
              <text:p text:style-name="P3">Metamask <text:tab/><text:tab/><text:tab/></text:p>
            </text:list-item>
            <text:list-item>
              <text:p text:style-name="P3">EtherWallet</text:p>
            </text:list-item>
            <text:list-item>
              <text:p text:style-name="P5">Crypto Wallet</text:p>
            </text:list-item>
            <text:list-item>
              <text:p text:style-name="P3">Smart Contract</text:p>
              <text:p text:style-name="P3">Ans: 1, Metamask</text:p>
              <text:p text:style-name="P3"/>
            </text:list-item>
          </text:list>
        </text:list-item>
        <text:list-item>
          <text:p text:style-name="P6">What is Chaincode?</text:p>
          <text:list>
            <text:list-item>
              <text:p text:style-name="P6">Smart Contract of Hyperledge Fabric</text:p>
            </text:list-item>
            <text:list-item>
              <text:p text:style-name="P6"><text:soft-page-break/>Type of ICO</text:p>
            </text:list-item>
            <text:list-item>
              <text:p text:style-name="P6">Public Tokens</text:p>
            </text:list-item>
            <text:list-item>
              <text:p text:style-name="P7">Collision in Hashing </text:p>
              <text:p text:style-name="P8">Ans: 1, <text:span text:style-name="T7">Smart Contract of Hyperledge Fabric</text:span></text:p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11:43:47.75</meta:creation-date>
    <dc:date>2020-02-27T00:19:35.966000000</dc:date>
    <meta:editing-duration>PT36M1S</meta:editing-duration>
    <meta:editing-cycles>82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91" meta:word-count="455" meta:character-count="2444" meta:non-whitespace-character-count="2131"/>
  </office:meta>
</office:document-meta>
</file>